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24331b"/>
    </style:style>
    <style:style style:name="P5" style:family="paragraph" style:parent-style-name="Standard">
      <style:text-properties officeooo:rsid="00248530" officeooo:paragraph-rsid="00248530"/>
    </style:style>
    <style:style style:name="P6" style:family="paragraph" style:parent-style-name="Standard">
      <style:text-properties officeooo:paragraph-rsid="00248530"/>
    </style:style>
    <style:style style:name="P7" style:family="paragraph" style:parent-style-name="Standard">
      <style:text-properties officeooo:rsid="0024ede1" officeooo:paragraph-rsid="0024ede1"/>
    </style:style>
    <style:style style:name="P8" style:family="paragraph" style:parent-style-name="Standard">
      <style:text-properties officeooo:paragraph-rsid="0024ede1"/>
    </style:style>
    <style:style style:name="P9" style:family="paragraph" style:parent-style-name="Standard">
      <style:text-properties officeooo:paragraph-rsid="00279b14"/>
    </style:style>
    <style:style style:name="P10" style:family="paragraph" style:parent-style-name="Standard">
      <style:text-properties officeooo:rsid="00279b14" officeooo:paragraph-rsid="00279b14"/>
    </style:style>
    <style:style style:name="P11" style:family="paragraph" style:parent-style-name="Standard">
      <style:text-properties officeooo:rsid="0024331b" officeooo:paragraph-rsid="0024331b"/>
    </style:style>
    <style:style style:name="P12" style:family="paragraph" style:parent-style-name="Standard">
      <style:text-properties style:font-name="Liberation Sans1" fo:font-size="14.1000003814697pt" fo:font-weight="bold" officeooo:rsid="0024331b" officeooo:paragraph-rsid="002433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3" style:family="paragraph" style:parent-style-name="Text_20_body">
      <style:text-properties style:font-name="Laksaman" fo:font-size="13pt" fo:language="fr" fo:country="FR" officeooo:rsid="00194d4b" officeooo:paragraph-rsid="00194d4b" style:font-size-asian="13pt" style:font-size-complex="13pt"/>
    </style:style>
    <style:style style:name="P14" style:family="paragraph" style:parent-style-name="Text_20_body">
      <style:text-properties officeooo:paragraph-rsid="001c7125"/>
    </style:style>
    <style:style style:name="P15" style:family="paragraph" style:parent-style-name="Text_20_body">
      <style:text-properties officeooo:paragraph-rsid="001e7fa4"/>
    </style:style>
    <style:style style:name="P16" style:family="paragraph" style:parent-style-name="Text_20_body">
      <style:text-properties officeooo:paragraph-rsid="00212b39"/>
    </style:style>
    <style:style style:name="P17" style:family="paragraph" style:parent-style-name="Text_20_body">
      <style:text-properties officeooo:rsid="0024331b" officeooo:paragraph-rsid="0024331b"/>
    </style:style>
    <style:style style:name="P18" style:family="paragraph" style:parent-style-name="Text_20_body">
      <style:text-properties officeooo:rsid="00248530"/>
    </style:style>
    <style:style style:name="P19" style:family="paragraph" style:parent-style-name="Text_20_body">
      <style:text-properties officeooo:rsid="00248530" officeooo:paragraph-rsid="00248530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text-properties officeooo:rsid="00292aff" officeooo:paragraph-rsid="00292aff"/>
    </style:style>
    <style:style style:name="P22" style:family="paragraph" style:parent-style-name="Text_20_body">
      <style:text-properties officeooo:paragraph-rsid="00292aff"/>
    </style:style>
    <style:style style:name="P23" style:family="paragraph" style:parent-style-name="Text_20_body">
      <style:text-properties officeooo:rsid="002a64bd" officeooo:paragraph-rsid="002a64bd"/>
    </style:style>
    <style:style style:name="P24" style:family="paragraph" style:parent-style-name="Text_20_body">
      <style:text-properties officeooo:paragraph-rsid="002c663e"/>
    </style:style>
    <style:style style:name="P25" style:family="paragraph" style:parent-style-name="Text_20_body">
      <style:text-properties officeooo:rsid="001e7fa4" officeooo:paragraph-rsid="001e7fa4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text-align="end" style:justify-single-word="false" fo:break-before="page"/>
    </style:style>
    <style:style style:name="P28" style:family="paragraph" style:parent-style-name="Heading_20_1">
      <style:paragraph-properties fo:text-align="end" style:justify-single-word="false" fo:break-before="page"/>
      <style:text-properties style:font-name="Liberation Sans1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9" style:family="paragraph" style:parent-style-name="Heading_20_2">
      <style:paragraph-properties fo:text-align="center" style:justify-single-word="false"/>
    </style:style>
    <style:style style:name="P30" style:family="paragraph" style:parent-style-name="Heading_20_2" style:list-style-name="">
      <style:paragraph-properties fo:text-align="center" style:justify-single-word="false"/>
    </style:style>
    <style:style style:name="P31" style:family="paragraph" style:parent-style-name="Heading_20_2" style:list-style-name=""/>
    <style:style style:name="P32" style:family="paragraph" style:parent-style-name="Heading_20_2">
      <style:paragraph-properties fo:text-align="center" style:justify-single-word="false" fo:break-before="page"/>
    </style:style>
    <style:style style:name="P33" style:family="paragraph" style:parent-style-name="Heading_20_3">
      <style:text-properties officeooo:paragraph-rsid="001c7125"/>
    </style:style>
    <style:style style:name="P34" style:family="paragraph" style:parent-style-name="Heading_20_3">
      <style:text-properties officeooo:paragraph-rsid="0024331b"/>
    </style:style>
    <style:style style:name="P35" style:family="paragraph" style:parent-style-name="Heading_20_3" style:list-style-name="">
      <style:paragraph-properties fo:text-align="center" style:justify-single-word="false"/>
      <style:text-properties officeooo:paragraph-rsid="002c663e"/>
    </style:style>
    <style:style style:name="P36" style:family="paragraph" style:parent-style-name="Heading_20_3">
      <style:text-properties officeooo:paragraph-rsid="003a2153"/>
    </style:style>
    <style:style style:name="P37" style:family="paragraph" style:parent-style-name="Text_20_body">
      <style:text-properties officeooo:paragraph-rsid="003a2153"/>
    </style:style>
    <style:style style:name="P38" style:family="paragraph" style:parent-style-name="Text_20_body">
      <style:text-properties officeooo:rsid="003a2153" officeooo:paragraph-rsid="003a2153"/>
    </style:style>
    <style:style style:name="P39" style:family="paragraph" style:parent-style-name="Text_20_body">
      <style:text-properties officeooo:rsid="003befc7" officeooo:paragraph-rsid="003befc7"/>
    </style:style>
    <style:style style:name="P40" style:family="paragraph" style:parent-style-name="Text_20_body">
      <style:text-properties officeooo:rsid="003c1360" officeooo:paragraph-rsid="003befc7"/>
    </style:style>
    <style:style style:name="P41" style:family="paragraph" style:parent-style-name="Text_20_body">
      <style:text-properties officeooo:rsid="003c1360" officeooo:paragraph-rsid="003c1360"/>
    </style:style>
    <style:style style:name="T1" style:family="text">
      <style:text-properties officeooo:rsid="00194d4b"/>
    </style:style>
    <style:style style:name="T2" style:family="text">
      <style:text-properties officeooo:rsid="001a0747"/>
    </style:style>
    <style:style style:name="T3" style:family="text">
      <style:text-properties officeooo:rsid="001c7125"/>
    </style:style>
    <style:style style:name="T4" style:family="text">
      <style:text-properties fo:font-weight="normal" officeooo:rsid="00279b14" style:font-weight-asian="normal" style:font-weight-complex="normal"/>
    </style:style>
    <style:style style:name="T5" style:family="text">
      <style:text-properties officeooo:rsid="001e7fa4"/>
    </style:style>
    <style:style style:name="T6" style:family="text">
      <style:text-properties officeooo:rsid="001ee07b"/>
    </style:style>
    <style:style style:name="T7" style:family="text">
      <style:text-properties officeooo:rsid="0020cb15"/>
    </style:style>
    <style:style style:name="T8" style:family="text">
      <style:text-properties officeooo:rsid="00212b39"/>
    </style:style>
    <style:style style:name="T9" style:family="text">
      <style:text-properties officeooo:rsid="0022471b"/>
    </style:style>
    <style:style style:name="T10" style:family="text">
      <style:text-properties officeooo:rsid="0024331b"/>
    </style:style>
    <style:style style:name="T11" style:family="text">
      <style:text-properties style:font-name="Liberation Sans1" fo:font-size="14.1000003814697pt" fo:font-weight="bold" officeooo:rsid="002433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font-name="Liberation Sans1" fo:font-size="14.1000003814697pt" fo:font-weight="bold" officeooo:rsid="00279b1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font-name="Liberation Sans1" fo:font-size="14.1000003814697pt" fo:font-weight="bold" officeooo:rsid="002c663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font-name="Liberation Sans1" fo:font-size="14.1000003814697pt" fo:font-weight="normal" officeooo:rsid="00279b14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15" style:family="text">
      <style:text-properties style:font-name="Liberation Sans1" fo:font-size="16.1000003814697pt" fo:font-weight="bold" officeooo:rsid="00292af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officeooo:rsid="00248530"/>
    </style:style>
    <style:style style:name="T17" style:family="text">
      <style:text-properties officeooo:rsid="0024ede1"/>
    </style:style>
    <style:style style:name="T18" style:family="text">
      <style:text-properties officeooo:rsid="0025c9c7"/>
    </style:style>
    <style:style style:name="T19" style:family="text">
      <style:text-properties officeooo:rsid="00279b14"/>
    </style:style>
    <style:style style:name="T20" style:family="text">
      <style:text-properties officeooo:rsid="002c663e"/>
    </style:style>
    <style:style style:name="T21" style:family="text">
      <style:text-properties officeooo:rsid="002e4d2a"/>
    </style:style>
    <style:style style:name="T22" style:family="text">
      <style:text-properties officeooo:rsid="00352618"/>
    </style:style>
    <style:style style:name="T23" style:family="text">
      <style:text-properties officeooo:rsid="00370608"/>
    </style:style>
    <style:style style:name="T24" style:family="text">
      <style:text-properties officeooo:rsid="003c136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201_1337021583"/>LBA – Langage de balisage<text:bookmark-end text:name="__RefHeading___Toc201_1337021583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201_1337021583" text:style-name="Index_20_Link" text:visited-style-name="Index_20_Link">LBA – Langage de balisage<text:tab/>1</text:a></text:p>
          <text:p text:style-name="P1"><text:a xlink:type="simple" xlink:href="#__RefHeading___Toc231_1337021583" text:style-name="Index_20_Link" text:visited-style-name="Index_20_Link">Le web<text:tab/>3</text:a></text:p>
          <text:p text:style-name="P2"><text:a xlink:type="simple" xlink:href="#__RefHeading___Toc241_1337021583" text:style-name="Index_20_Link" text:visited-style-name="Index_20_Link">1.1 Internet<text:tab/>3</text:a></text:p>
          <text:p text:style-name="P2"><text:a xlink:type="simple" xlink:href="#__RefHeading___Toc243_1337021583" text:style-name="Index_20_Link" text:visited-style-name="Index_20_Link">1.2 Web<text:tab/>4</text:a></text:p>
          <text:p text:style-name="P2"><text:a xlink:type="simple" xlink:href="#__RefHeading___Toc245_1337021583" text:style-name="Index_20_Link" text:visited-style-name="Index_20_Link">1.3 Browser<text:tab/>5</text:a></text:p>
          <text:p text:style-name="P1"><text:a xlink:type="simple" xlink:href="#__RefHeading___Toc203_1337021583" text:style-name="Index_20_Link" text:visited-style-name="Index_20_Link">HTML 5<text:tab/>6</text:a></text:p>
          <text:p text:style-name="P2"><text:a xlink:type="simple" xlink:href="#__RefHeading___Toc233_1337021583" text:style-name="Index_20_Link" text:visited-style-name="Index_20_Link">2.1 Les bases<text:tab/>6</text:a></text:p>
          <text:p text:style-name="P3"><text:a xlink:type="simple" xlink:href="#__RefHeading___Toc260_1337021583" text:style-name="Index_20_Link" text:visited-style-name="Index_20_Link">2.1.1 Quoi ? Où ?<text:tab/>6</text:a></text:p>
          <text:p text:style-name="P3"><text:a xlink:type="simple" xlink:href="#__RefHeading___Toc207_1337021583" text:style-name="Index_20_Link" text:visited-style-name="Index_20_Link">2.1.2 Syntaxe<text:tab/>6</text:a></text:p>
          <text:p text:style-name="P3"><text:a xlink:type="simple" xlink:href="#__RefHeading___Toc209_1337021583" text:style-name="Index_20_Link" text:visited-style-name="Index_20_Link">2.1.3 Block &amp; inline<text:tab/>6</text:a></text:p>
          <text:p text:style-name="P3"><text:a xlink:type="simple" xlink:href="#__RefHeading___Toc211_1337021583" text:style-name="Index_20_Link" text:visited-style-name="Index_20_Link">2.1.4 Hiérarchie<text:tab/>6</text:a></text:p>
          <text:p text:style-name="P3"><text:a xlink:type="simple" xlink:href="#__RefHeading___Toc213_1337021583" text:style-name="Index_20_Link" text:visited-style-name="Index_20_Link">2.1.5 Sémantique<text:tab/>6</text:a></text:p>
          <text:p text:style-name="P3"><text:a xlink:type="simple" xlink:href="#__RefHeading___Toc215_1337021583" text:style-name="Index_20_Link" text:visited-style-name="Index_20_Link">2.1.6 Format<text:tab/>7</text:a></text:p>
          <text:p text:style-name="P2"><text:a xlink:type="simple" xlink:href="#__RefHeading___Toc262_1337021583" text:style-name="Index_20_Link" text:visited-style-name="Index_20_Link">2.2 Le contenu<text:tab/>8</text:a></text:p>
          <text:p text:style-name="P3"><text:a xlink:type="simple" xlink:href="#__RefHeading___Toc237_1337021583" text:style-name="Index_20_Link" text:visited-style-name="Index_20_Link">2.2.1 Introduction<text:tab/>8</text:a></text:p>
          <text:p text:style-name="P3"><text:a xlink:type="simple" xlink:href="#__RefHeading___Toc266_1337021583" text:style-name="Index_20_Link" text:visited-style-name="Index_20_Link">2.2.2 Le texte<text:tab/>8</text:a></text:p>
          <text:p text:style-name="P3"><text:a xlink:type="simple" xlink:href="#__RefHeading___Toc268_1337021583" text:style-name="Index_20_Link" text:visited-style-name="Index_20_Link">2.2.3 Les liens<text:tab/>8</text:a></text:p>
          <text:p text:style-name="P3"><text:a xlink:type="simple" xlink:href="#__RefHeading___Toc270_1337021583" text:style-name="Index_20_Link" text:visited-style-name="Index_20_Link">2.2.4 Les images<text:tab/>8</text:a></text:p>
          <text:p text:style-name="P3"><text:a xlink:type="simple" xlink:href="#__RefHeading___Toc272_1337021583" text:style-name="Index_20_Link" text:visited-style-name="Index_20_Link">2.2.5 Les tableaux<text:tab/>8</text:a></text:p>
          <text:p text:style-name="P2"><text:a xlink:type="simple" xlink:href="#__RefHeading___Toc274_1337021583" text:style-name="Index_20_Link" text:visited-style-name="Index_20_Link">2.3 La structure<text:tab/>9</text:a></text:p>
          <text:p text:style-name="P3"><text:a xlink:type="simple" xlink:href="#__RefHeading___Toc276_1337021583" text:style-name="Index_20_Link" text:visited-style-name="Index_20_Link">2.3.1 header<text:tab/>9</text:a></text:p>
          <text:p text:style-name="P3"><text:a xlink:type="simple" xlink:href="#__RefHeading___Toc278_1337021583" text:style-name="Index_20_Link" text:visited-style-name="Index_20_Link">2.3.2 main<text:tab/>9</text:a></text:p>
          <text:p text:style-name="P3"><text:a xlink:type="simple" xlink:href="#__RefHeading___Toc280_1337021583" text:style-name="Index_20_Link" text:visited-style-name="Index_20_Link">2.3.3 sidebar<text:tab/>9</text:a></text:p>
          <text:p text:style-name="P3"><text:a xlink:type="simple" xlink:href="#__RefHeading___Toc282_1337021583" text:style-name="Index_20_Link" text:visited-style-name="Index_20_Link">2.3.4 footer<text:tab/>9</text:a></text:p>
          <text:p text:style-name="P2"><text:a xlink:type="simple" xlink:href="#__RefHeading___Toc342_1337021583" text:style-name="Index_20_Link" text:visited-style-name="Index_20_Link">2.4 Un document valide<text:tab/>10</text:a></text:p>
          <text:p text:style-name="P2"><text:a xlink:type="simple" xlink:href="#__RefHeading___Toc284_1337021583" text:style-name="Index_20_Link" text:visited-style-name="Index_20_Link">2.5 Les formulaires<text:tab/>11</text:a></text:p>
          <text:p text:style-name="P3"><text:a xlink:type="simple" xlink:href="#__RefHeading___Toc286_1337021583" text:style-name="Index_20_Link" text:visited-style-name="Index_20_Link">2.5.1 Conteneur, action, méthode<text:tab/>11</text:a></text:p>
          <text:p text:style-name="P3"><text:a xlink:type="simple" xlink:href="#__RefHeading___Toc288_1337021583" text:style-name="Index_20_Link" text:visited-style-name="Index_20_Link">2.5.2 Champs &amp; label<text:tab/>11</text:a></text:p>
          <text:p text:style-name="P3"><text:a xlink:type="simple" xlink:href="#__RefHeading___Toc290_1337021583" text:style-name="Index_20_Link" text:visited-style-name="Index_20_Link">2.5.3 Champs libre et placeholder<text:tab/>11</text:a></text:p>
          <text:p text:style-name="P3"><text:a xlink:type="simple" xlink:href="#__RefHeading___Toc292_1337021583" text:style-name="Index_20_Link" text:visited-style-name="Index_20_Link">2.5.4 Boite à cocher<text:tab/>11</text:a></text:p>
          <text:p text:style-name="P3"><text:a xlink:type="simple" xlink:href="#__RefHeading___Toc294_1337021583" text:style-name="Index_20_Link" text:visited-style-name="Index_20_Link">2.5.5 Boutons radio<text:tab/>11</text:a></text:p>
          <text:p text:style-name="P3"><text:a xlink:type="simple" xlink:href="#__RefHeading___Toc296_1337021583" text:style-name="Index_20_Link" text:visited-style-name="Index_20_Link">2.5.6 Liste à choix<text:tab/>11</text:a></text:p>
          <text:p text:style-name="P1"><text:a xlink:type="simple" xlink:href="#__RefHeading___Toc298_1337021583" text:style-name="Index_20_Link" text:visited-style-name="Index_20_Link">CSS<text:tab/>12</text:a></text:p>
          <text:p text:style-name="P2"><text:a xlink:type="simple" xlink:href="#__RefHeading___Toc304_1337021583" text:style-name="Index_20_Link" text:visited-style-name="Index_20_Link">3.1 La feuille de style<text:tab/>12</text:a></text:p>
          <text:p text:style-name="P3"><text:a xlink:type="simple" xlink:href="#__RefHeading___Toc306_1337021583" text:style-name="Index_20_Link" text:visited-style-name="Index_20_Link">3.1.1 Pourquoi ?<text:tab/>12</text:a></text:p>
          <text:p text:style-name="P3"><text:a xlink:type="simple" xlink:href="#__RefHeading___Toc308_1337021583" text:style-name="Index_20_Link" text:visited-style-name="Index_20_Link">3.1.2 Où l'écrire ?<text:tab/>12</text:a></text:p>
          <text:p text:style-name="P2"><text:a xlink:type="simple" xlink:href="#__RefHeading___Toc310_1337021583" text:style-name="Index_20_Link" text:visited-style-name="Index_20_Link">3.2 Syntaxe<text:tab/>13</text:a></text:p>
          <text:p text:style-name="P3"><text:a xlink:type="simple" xlink:href="#__RefHeading___Toc312_1337021583" text:style-name="Index_20_Link" text:visited-style-name="Index_20_Link">3.2.1 Sélecteur (qui)<text:tab/>13</text:a></text:p>
          <text:p text:style-name="P3"><text:a xlink:type="simple" xlink:href="#__RefHeading___Toc314_1337021583" text:style-name="Index_20_Link" text:visited-style-name="Index_20_Link">3.2.2 Propriété (quoi)<text:tab/>13</text:a></text:p>
          <text:p text:style-name="P3"><text:a xlink:type="simple" xlink:href="#__RefHeading___Toc316_1337021583" text:style-name="Index_20_Link" text:visited-style-name="Index_20_Link">3.2.3 Valeur (comment)<text:tab/>13</text:a></text:p>
          <text:p text:style-name="P2"><text:a xlink:type="simple" xlink:href="#__RefHeading___Toc318_1337021583" text:style-name="Index_20_Link" text:visited-style-name="Index_20_Link">3.3. Sélection<text:tab/>14</text:a></text:p>
          <text:p text:style-name="P3"><text:a xlink:type="simple" xlink:href="#__RefHeading___Toc320_1337021583" text:style-name="Index_20_Link" text:visited-style-name="Index_20_Link">3.3.1 Générique<text:tab/>14</text:a></text:p>
          <text:p text:style-name="P3"><text:a xlink:type="simple" xlink:href="#__RefHeading___Toc322_1337021583" text:style-name="Index_20_Link" text:visited-style-name="Index_20_Link">3.3.2 Classe<text:tab/>14</text:a></text:p>
          <text:p text:style-name="P3"><text:a xlink:type="simple" xlink:href="#__RefHeading___Toc324_1337021583" text:style-name="Index_20_Link" text:visited-style-name="Index_20_Link">3.3.3 Identifiant<text:tab/>14</text:a></text:p>
          <text:p text:style-name="P3"><text:a xlink:type="simple" xlink:href="#__RefHeading___Toc326_1337021583" text:style-name="Index_20_Link" text:visited-style-name="Index_20_Link">3.3.4 Combinaison<text:tab/>14</text:a></text:p>
          <text:p text:style-name="P3"><text:a xlink:type="simple" xlink:href="#__RefHeading___Toc328_1337021583" text:style-name="Index_20_Link" text:visited-style-name="Index_20_Link">3.3.5 Hiérarchie<text:tab/>14</text:a></text:p>
          <text:p text:style-name="P3"><text:a xlink:type="simple" xlink:href="#__RefHeading___Toc330_1337021583" text:style-name="Index_20_Link" text:visited-style-name="Index_20_Link">3.3.6 Pseudo-classe<text:tab/>14</text:a></text:p>
          <text:p text:style-name="P2"><text:soft-page-break/><text:a xlink:type="simple" xlink:href="#__RefHeading___Toc332_1337021583" text:style-name="Index_20_Link" text:visited-style-name="Index_20_Link">3.4 Héritage<text:tab/>15</text:a></text:p>
          <text:p text:style-name="P3"><text:a xlink:type="simple" xlink:href="#__RefHeading___Toc334_1337021583" text:style-name="Index_20_Link" text:visited-style-name="Index_20_Link">3.4.1 Propagation<text:tab/>15</text:a></text:p>
          <text:p text:style-name="P3"><text:a xlink:type="simple" xlink:href="#__RefHeading___Toc336_1337021583" text:style-name="Index_20_Link" text:visited-style-name="Index_20_Link">3.4.2 Propriétés hérités<text:tab/>15</text:a></text:p>
          <text:p text:style-name="P2"><text:a xlink:type="simple" xlink:href="#__RefHeading___Toc338_1337021583" text:style-name="Index_20_Link" text:visited-style-name="Index_20_Link">3.5 Priorité<text:tab/>16</text:a></text:p>
          <text:p text:style-name="P2"><text:a xlink:type="simple" xlink:href="#__RefHeading___Toc340_1337021583" text:style-name="Index_20_Link" text:visited-style-name="Index_20_Link">3.6 Couleurs<text:tab/>17</text:a></text:p>
        </text:index-body>
      </text:table-of-content>
      <text:p text:style-name="P13"/>
      <text:h text:style-name="P26" text:outline-level="1"/>
      <text:h text:style-name="P27" text:outline-level="1"><text:bookmark-start text:name="__RefHeading___Toc231_1337021583"/>Le web<text:bookmark-end text:name="__RefHeading___Toc231_1337021583"/></text:h>
      <text:h text:style-name="P29" text:outline-level="2"><text:bookmark-start text:name="__RefHeading___Toc241_1337021583"/>1.1 Internet<text:bookmark-end text:name="__RefHeading___Toc241_1337021583"/></text:h>
      <text:p text:style-name="P20"/>
      <text:h text:style-name="P30" text:outline-level="2"/>
      <text:h text:style-name="P32" text:outline-level="2"><text:bookmark-start text:name="__RefHeading___Toc243_1337021583"/>1.2 Web<text:bookmark-end text:name="__RefHeading___Toc243_1337021583"/></text:h>
      <text:p text:style-name="P20"/>
      <text:h text:style-name="P30" text:outline-level="2"/>
      <text:h text:style-name="P32" text:outline-level="2"><text:bookmark-start text:name="__RefHeading___Toc245_1337021583"/>1.3 Browser<text:bookmark-end text:name="__RefHeading___Toc245_1337021583"/></text:h>
      <text:h text:style-name="P26" text:outline-level="1"/>
      <text:h text:style-name="P27" text:outline-level="1"><text:bookmark-start text:name="__RefHeading___Toc203_1337021583"/>HTML <text:span text:style-name="T7">5</text:span><text:bookmark-end text:name="__RefHeading___Toc203_1337021583"/></text:h>
      <text:h text:style-name="P29" text:outline-level="2"><text:bookmark-start text:name="__RefHeading___Toc233_1337021583"/>2.1 Les bases<text:bookmark-end text:name="__RefHeading___Toc233_1337021583"/></text:h>
      <text:h text:style-name="P33" text:outline-level="3"/>
      <text:h text:style-name="P33" text:outline-level="3"><text:bookmark-start text:name="__RefHeading___Toc260_1337021583"/><text:span text:style-name="T2">2.</text:span><text:span text:style-name="T1">1</text:span><text:span text:style-name="T2">.</text:span><text:span text:style-name="T1">1 </text:span><text:span text:style-name="T18">Quoi ? Où ?</text:span><text:bookmark-end text:name="__RefHeading___Toc260_1337021583"/></text:h>
      <text:p text:style-name="P14"><text:tab/><text:span text:style-name="T5">Le document HTML</text:span></text:p>
      <text:p text:style-name="P14"><text:tab/><text:span text:style-name="T5">Quoi écrire</text:span></text:p>
      <text:p text:style-name="P14"><text:tab/><text:span text:style-name="T5">Où l'écrire</text:span></text:p>
      <text:h text:style-name="P33" text:outline-level="3"/>
      <text:h text:style-name="P33" text:outline-level="3"><text:bookmark-start text:name="__RefHeading___Toc207_1337021583"/><text:span text:style-name="T2">2.</text:span><text:span text:style-name="T1">1.2 </text:span>Syntaxe<text:bookmark-end text:name="__RefHeading___Toc207_1337021583"/></text:h>
      <text:p text:style-name="P15"><text:tab/><text:span text:style-name="T5">Les balises</text:span></text:p>
      <text:p text:style-name="P25"><text:tab/>Les attributs</text:p>
      <text:p text:style-name="P15"><text:tab/><text:span text:style-name="T5">Les commentaires</text:span></text:p>
      <text:p text:style-name="P15"><text:tab/><text:span text:style-name="T5">Les orphelins</text:span></text:p>
      <text:h text:style-name="P33" text:outline-level="3"/>
      <text:h text:style-name="P33" text:outline-level="3"><text:bookmark-start text:name="__RefHeading___Toc209_1337021583"/><text:span text:style-name="T2">2.</text:span><text:span text:style-name="T1">1.3 </text:span>Block &amp; <text:span text:style-name="T3">i</text:span>nline<text:bookmark-end text:name="__RefHeading___Toc209_1337021583"/></text:h>
      <text:p text:style-name="P14"><text:tab/><text:span text:style-name="T5">Structure </text:span><text:span text:style-name="T6">vs texte</text:span></text:p>
      <text:h text:style-name="P33" text:outline-level="3"/>
      <text:h text:style-name="P33" text:outline-level="3"><text:bookmark-start text:name="__RefHeading___Toc211_1337021583"/><text:span text:style-name="T2">2.</text:span><text:span text:style-name="T1">1.4 </text:span>Hiérarchie<text:bookmark-end text:name="__RefHeading___Toc211_1337021583"/></text:h>
      <text:p text:style-name="P14"><text:tab/><text:span text:style-name="T6">Le DOM : </text:span><text:span text:style-name="T7">parent, enfant, fratrie, ancêtre, descendances</text:span></text:p>
      <text:p text:style-name="P14"><text:tab/><text:span text:style-name="T6">L'imbrication : </text:span><text:span text:style-name="T7">ordre &amp; profondeur</text:span></text:p>
      <text:p text:style-name="P14"><text:tab/><text:span text:style-name="T6">Block &amp; inline &amp; </text:span><text:span text:style-name="T7">l</text:span><text:span text:style-name="T6">iens</text:span></text:p>
      <text:h text:style-name="P33" text:outline-level="3"/>
      <text:h text:style-name="P33" text:outline-level="3"><text:bookmark-start text:name="__RefHeading___Toc213_1337021583"/><text:span text:style-name="T2">2.</text:span><text:span text:style-name="T1">1.5 </text:span>Sémantique<text:bookmark-end text:name="__RefHeading___Toc213_1337021583"/></text:h>
      <text:p text:style-name="P14"><text:tab/><text:span text:style-name="T7">Structure</text:span></text:p>
      <text:p text:style-name="P14"><text:tab/><text:span text:style-name="T7">Texte</text:span></text:p>
      <text:p text:style-name="P14"><text:tab/><text:span text:style-name="T7">Inline</text:span></text:p>
      <text:p text:style-name="P14"><text:tab/><text:span text:style-name="T8">Générique : div &amp; span</text:span></text:p>
      <text:p text:style-name="P16"><text:tab/><text:a xlink:type="simple" xlink:href="https://developer.mozilla.org/en-US/docs/Web/HTML/Element" text:style-name="Internet_20_link" text:visited-style-name="Visited_20_Internet_20_Link">https://developer.mozilla.org/en-US/docs/Web/HTML/Element</text:a></text:p>
      <text:h text:style-name="P33" text:outline-level="3"><text:bookmark-start text:name="__RefHeading___Toc215_1337021583"/><text:soft-page-break/><text:span text:style-name="T2">2.</text:span><text:span text:style-name="T1">1.6 </text:span>Format<text:bookmark-end text:name="__RefHeading___Toc215_1337021583"/></text:h>
      <text:p text:style-name="P14"><text:tab/><text:span text:style-name="T9">WYSIWYG ?</text:span></text:p>
      <text:p text:style-name="P16"><text:tab/><text:span text:style-name="T8">Espaces, </text:span><text:span text:style-name="T9">t</text:span><text:span text:style-name="T8">abulations, </text:span><text:span text:style-name="T9">r</text:span><text:span text:style-name="T8">etours à la ligne</text:span></text:p>
      <text:p text:style-name="P16"><text:tab/><text:span text:style-name="T8">Indentation du code</text:span></text:p>
      <text:p text:style-name="P14"><text:tab/></text:p>
      <text:h text:style-name="P33" text:outline-level="3"><text:a xlink:type="simple" xlink:href="https://validator.w3.org/#validate_by_input" text:style-name="Internet_20_link" text:visited-style-name="Visited_20_Internet_20_Link"/></text:h>
      <text:p text:style-name="P14"><text:tab/></text:p>
      <text:h text:style-name="P31" text:outline-level="2"/>
      <text:h text:style-name="P32" text:outline-level="2"><text:bookmark-start text:name="__RefHeading___Toc262_1337021583"/>2.2 Le contenu<text:bookmark-end text:name="__RefHeading___Toc262_1337021583"/></text:h>
      <text:h text:style-name="Heading_20_3" text:outline-level="3"/>
      <text:h text:style-name="Heading_20_3" text:outline-level="3"><text:bookmark-start text:name="__RefHeading___Toc237_1337021583"/>2.2.1 Introduction<text:bookmark-end text:name="__RefHeading___Toc237_1337021583"/></text:h>
      <text:p text:style-name="Text_20_body"/>
      <text:h text:style-name="Heading_20_3" text:outline-level="3"><text:bookmark-start text:name="__RefHeading___Toc266_1337021583"/>2.2.2 <text:span text:style-name="T10">Le texte</text:span><text:bookmark-end text:name="__RefHeading___Toc266_1337021583"/></text:h>
      <text:p text:style-name="Text_20_body"><text:tab/><text:span text:style-name="T10">Titres</text:span></text:p>
      <text:p text:style-name="Text_20_body"><text:tab/><text:span text:style-name="T10">Paragraphes</text:span></text:p>
      <text:p text:style-name="Text_20_body"><text:tab/><text:span text:style-name="T10">Listes (ordonnées, désordonnées, définitions)</text:span></text:p>
      <text:p text:style-name="Text_20_body"><text:tab/><text:span text:style-name="T10">Citations (block et inline)</text:span></text:p>
      <text:p text:style-name="Text_20_body"><text:tab/><text:span text:style-name="T10">Emphases</text:span></text:p>
      <text:p text:style-name="P17"><text:tab/>Abbreviations</text:p>
      <text:p text:style-name="P17"><text:tab/><text:span text:style-name="T23">Exercices: Turing letter</text:span></text:p>
      <text:h text:style-name="Heading_20_3" text:outline-level="3"><text:bookmark-start text:name="__RefHeading___Toc268_1337021583"/>2.2.3 Les liens<text:bookmark-end text:name="__RefHeading___Toc268_1337021583"/></text:h>
      <text:p text:style-name="Text_20_body"><text:tab/><text:span text:style-name="T10">Ancre</text:span></text:p>
      <text:p text:style-name="Text_20_body"><text:tab/><text:span text:style-name="T10">Cible</text:span></text:p>
      <text:p text:style-name="Text_20_body"><text:tab/><text:span text:style-name="T10">URL : relative et/ou absolue</text:span></text:p>
      <text:p text:style-name="Text_20_body"><text:tab/></text:p>
      <text:h text:style-name="P34" text:outline-level="3"><text:bookmark-start text:name="__RefHeading___Toc270_1337021583"/>2.2.<text:span text:style-name="T10">4</text:span> Les <text:span text:style-name="T11">images</text:span><text:bookmark-end text:name="__RefHeading___Toc270_1337021583"/></text:h>
      <text:p text:style-name="P11"><text:tab/>Syntaxe</text:p>
      <text:p text:style-name="P4"><text:tab/><text:span text:style-name="T10">Dimension</text:span></text:p>
      <text:p text:style-name="P4"><text:tab/>B<text:span text:style-name="T10">lock ou inline ?</text:span></text:p>
      <text:p text:style-name="P4"/>
      <text:p text:style-name="P4"/>
      <text:h text:style-name="Heading_20_3" text:outline-level="3"><text:bookmark-start text:name="__RefHeading___Toc272_1337021583"/>2.2.5 Les tableaux<text:bookmark-end text:name="__RefHeading___Toc272_1337021583"/></text:h>
      <text:p text:style-name="P5"/>
      <text:p text:style-name="P5"><text:tab/>Ligne &amp; colonne</text:p>
      <text:p text:style-name="P6"><text:tab/><text:span text:style-name="T16">En-tête &amp; pied de page</text:span></text:p>
      <text:p text:style-name="P6"><text:tab/><text:span text:style-name="T16">Fusion</text:span></text:p>
      <text:h text:style-name="P32" text:outline-level="2"><text:bookmark-start text:name="__RefHeading___Toc274_1337021583"/>2.3 La structure<text:bookmark-end text:name="__RefHeading___Toc274_1337021583"/></text:h>
      <text:p text:style-name="P5"/>
      <text:p text:style-name="P5"/>
      <text:h text:style-name="Heading_20_3" text:outline-level="3"><text:bookmark-start text:name="__RefHeading___Toc276_1337021583"/>2.3.1 header<text:bookmark-end text:name="__RefHeading___Toc276_1337021583"/></text:h>
      <text:p text:style-name="P5"/>
      <text:p text:style-name="P5"/>
      <text:h text:style-name="Heading_20_3" text:outline-level="3"><text:bookmark-start text:name="__RefHeading___Toc278_1337021583"/>2.3.2 main<text:bookmark-end text:name="__RefHeading___Toc278_1337021583"/></text:h>
      <text:p text:style-name="P18"><text:tab/>Section</text:p>
      <text:p text:style-name="P18"><text:tab/><text:span text:style-name="T22">Article</text:span></text:p>
      <text:p text:style-name="P18"><text:tab/>Aside</text:p>
      <text:p text:style-name="P5"/>
      <text:h text:style-name="Heading_20_3" text:outline-level="3"><text:bookmark-start text:name="__RefHeading___Toc280_1337021583"/>2.3.3 sidebar<text:bookmark-end text:name="__RefHeading___Toc280_1337021583"/></text:h>
      <text:p text:style-name="P5"/>
      <text:p text:style-name="P5"/>
      <text:h text:style-name="Heading_20_3" text:outline-level="3"><text:bookmark-start text:name="__RefHeading___Toc282_1337021583"/>2.3.4 footer<text:bookmark-end text:name="__RefHeading___Toc282_1337021583"/></text:h>
      <text:p text:style-name="Text_20_body"/>
      <text:h text:style-name="P35" text:outline-level="3"/>
      <text:h text:style-name="P32" text:outline-level="2"><text:bookmark-start text:name="__RefHeading___Toc342_1337021583"/>2<text:span text:style-name="T2">.</text:span><text:span text:style-name="T20">4</text:span><text:span text:style-name="T1"> </text:span><text:span text:style-name="T13">Un document valide</text:span><text:bookmark-end text:name="__RefHeading___Toc342_1337021583"/></text:h>
      <text:p text:style-name="P24"><text:tab/><text:span text:style-name="T17">d</text:span><text:span text:style-name="T10">octype</text:span></text:p>
      <text:p text:style-name="P24"><text:tab/><text:span text:style-name="T10">html, head, body</text:span></text:p>
      <text:p text:style-name="P24"><text:tab/><text:a xlink:type="simple" xlink:href="https://validator.w3.org/#validate_by_input" text:style-name="Internet_20_link" text:visited-style-name="Visited_20_Internet_20_Link"><text:span text:style-name="T10">https://validator.w3.org</text:span></text:a></text:p>
      <text:h text:style-name="P32" text:outline-level="2"><text:bookmark-start text:name="__RefHeading___Toc284_1337021583"/>2.<text:span text:style-name="T21">5</text:span> Les formulaires<text:bookmark-end text:name="__RefHeading___Toc284_1337021583"/></text:h>
      <text:p text:style-name="P19"/>
      <text:p text:style-name="P19"/>
      <text:h text:style-name="Heading_20_3" text:outline-level="3"><text:bookmark-start text:name="__RefHeading___Toc286_1337021583"/>2.5.1 Conteneur, action, méthode<text:bookmark-end text:name="__RefHeading___Toc286_1337021583"/></text:h>
      <text:p text:style-name="P8"/>
      <text:p text:style-name="P8"/>
      <text:h text:style-name="Heading_20_3" text:outline-level="3"><text:bookmark-start text:name="__RefHeading___Toc288_1337021583"/>2.5.2 Champs &amp; label<text:bookmark-end text:name="__RefHeading___Toc288_1337021583"/></text:h>
      <text:p text:style-name="P7"/>
      <text:p text:style-name="P7"/>
      <text:h text:style-name="Heading_20_3" text:outline-level="3"><text:bookmark-start text:name="__RefHeading___Toc290_1337021583"/>2.5.3 Champs libre et placeholder<text:bookmark-end text:name="__RefHeading___Toc290_1337021583"/></text:h>
      <text:p text:style-name="P7"/>
      <text:p text:style-name="P7"/>
      <text:h text:style-name="Heading_20_3" text:outline-level="3"><text:bookmark-start text:name="__RefHeading___Toc292_1337021583"/>2.5.4 Boite à cocher<text:bookmark-end text:name="__RefHeading___Toc292_1337021583"/></text:h>
      <text:p text:style-name="P7"/>
      <text:p text:style-name="P7"/>
      <text:h text:style-name="Heading_20_3" text:outline-level="3"><text:bookmark-start text:name="__RefHeading___Toc294_1337021583"/>2.5.5 Boutons radio<text:bookmark-end text:name="__RefHeading___Toc294_1337021583"/></text:h>
      <text:p text:style-name="P7"/>
      <text:p text:style-name="P7"/>
      <text:h text:style-name="P36" text:outline-level="3"><text:bookmark-start text:name="__RefHeading___Toc296_1337021583"/>2.5.6 Liste à choix<text:bookmark-end text:name="__RefHeading___Toc296_1337021583"/></text:h>
      <text:p text:style-name="P37"/>
      <text:h text:style-name="Heading_20_3" text:outline-level="3">2.5.7 Exercices</text:h>
      <text:p text:style-name="P38"/>
      <text:p text:style-name="P39">Créer un formulaire de contact pour votre CV</text:p>
      <text:p text:style-name="P39">Demander :</text:p>
      <text:p text:style-name="P39"><text:tab/>Nom, prénom, email, <text:span text:style-name="T24">telephone</text:span></text:p>
      <text:p text:style-name="P39"><text:tab/>Raison <text:span text:style-name="T24">du contact (job, prise de contact, sous traitances)</text:span></text:p>
      <text:p text:style-name="P39"><text:tab/>Message</text:p>
      <text:p text:style-name="P39"><text:tab/><text:span text:style-name="T24">Fichier annonce emploi</text:span></text:p>
      <text:p text:style-name="P39"><text:tab/><text:span text:style-name="T24">URL annonce emploi</text:span></text:p>
      <text:p text:style-name="P40"/>
      <text:p text:style-name="P41">Bouton envoyer</text:p>
      <text:p text:style-name="P41">action : '/contact'</text:p>
      <text:p text:style-name="Text_20_body"/>
      <text:p text:style-name="Text_20_body"><text:soft-page-break/></text:p>
      <text:p text:style-name="Text_20_body"/>
      <text:p text:style-name="P7"/>
      <text:p text:style-name="P7"/>
      <text:p text:style-name="P5"/>
      <text:p text:style-name="P6"><text:tab/><text:tab/></text:p>
      <text:p text:style-name="P5"><text:tab/></text:p>
      <text:p text:style-name="P12"/>
      <text:h text:style-name="P28" text:outline-level="1"><text:bookmark-start text:name="__RefHeading___Toc298_1337021583"/>CSS<text:bookmark-end text:name="__RefHeading___Toc298_1337021583"/></text:h>
      <text:p text:style-name="Text_20_body"/>
      <text:h text:style-name="P29" text:outline-level="2"><text:bookmark-start text:name="__RefHeading___Toc304_1337021583"/>3.1 L<text:span text:style-name="T19">a feuille de style</text:span><text:bookmark-end text:name="__RefHeading___Toc304_1337021583"/></text:h>
      <text:h text:style-name="Heading_20_3" text:outline-level="3"><text:bookmark-start text:name="__RefHeading___Toc306_1337021583"/>3.1.1 Pourquoi ?<text:bookmark-end text:name="__RefHeading___Toc306_1337021583"/></text:h>
      <text:h text:style-name="Heading_20_3" text:outline-level="3"><text:bookmark-start text:name="__RefHeading___Toc308_1337021583"/>3.1.2 Où l'écrire ?<text:bookmark-end text:name="__RefHeading___Toc308_1337021583"/></text:h>
      <text:p text:style-name="P10"/>
      <text:h text:style-name="P32" text:outline-level="2"><text:bookmark-start text:name="__RefHeading___Toc310_1337021583"/>3.2 Syntaxe<text:bookmark-end text:name="__RefHeading___Toc310_1337021583"/></text:h>
      <text:p text:style-name="P10"/>
      <text:h text:style-name="Heading_20_3" text:outline-level="3"><text:bookmark-start text:name="__RefHeading___Toc312_1337021583"/>3.2.1 Sélect<text:span text:style-name="T19">eur </text:span><text:span text:style-name="T4">(qui)</text:span><text:bookmark-end text:name="__RefHeading___Toc312_1337021583"/></text:h>
      <text:h text:style-name="Heading_20_3" text:outline-level="3"><text:bookmark-start text:name="__RefHeading___Toc314_1337021583"/>3.2.2 <text:span text:style-name="T12">Propriété </text:span><text:span text:style-name="T14">(quoi)</text:span><text:bookmark-end text:name="__RefHeading___Toc314_1337021583"/></text:h>
      <text:h text:style-name="Heading_20_3" text:outline-level="3"><text:bookmark-start text:name="__RefHeading___Toc316_1337021583"/>3.2.3 <text:span text:style-name="T19">Valeur </text:span><text:span text:style-name="T4">(comment)</text:span><text:bookmark-end text:name="__RefHeading___Toc316_1337021583"/></text:h>
      <text:h text:style-name="Heading_20_3" text:outline-level="3"/>
      <text:h text:style-name="P30" text:outline-level="2"/>
      <text:h text:style-name="P32" text:outline-level="2"><text:bookmark-start text:name="__RefHeading___Toc318_1337021583"/>3.3. Sélection<text:bookmark-end text:name="__RefHeading___Toc318_1337021583"/></text:h>
      <text:p text:style-name="P10"/>
      <text:p text:style-name="P10"/>
      <text:h text:style-name="Heading_20_3" text:outline-level="3"><text:bookmark-start text:name="__RefHeading___Toc320_1337021583"/>3.3.1 Générique<text:bookmark-end text:name="__RefHeading___Toc320_1337021583"/></text:h>
      <text:h text:style-name="Heading_20_3" text:outline-level="3"><text:bookmark-start text:name="__RefHeading___Toc322_1337021583"/>3.3.2 Classe<text:bookmark-end text:name="__RefHeading___Toc322_1337021583"/></text:h>
      <text:h text:style-name="Heading_20_3" text:outline-level="3"><text:bookmark-start text:name="__RefHeading___Toc324_1337021583"/>3.3.3 Identifiant<text:bookmark-end text:name="__RefHeading___Toc324_1337021583"/></text:h>
      <text:h text:style-name="Heading_20_3" text:outline-level="3"><text:bookmark-start text:name="__RefHeading___Toc326_1337021583"/>3.3.4 Combinaison<text:bookmark-end text:name="__RefHeading___Toc326_1337021583"/></text:h>
      <text:h text:style-name="Heading_20_3" text:outline-level="3"><text:bookmark-start text:name="__RefHeading___Toc328_1337021583"/>3.3.5 Hiérarchie<text:bookmark-end text:name="__RefHeading___Toc328_1337021583"/></text:h>
      <text:h text:style-name="Heading_20_3" text:outline-level="3"><text:bookmark-start text:name="__RefHeading___Toc330_1337021583"/>3.3.6 Pseudo-classe<text:bookmark-end text:name="__RefHeading___Toc330_1337021583"/></text:h>
      <text:p text:style-name="P9"/>
      <text:p text:style-name="P10"/>
      <text:p text:style-name="P10"/>
      <text:h text:style-name="P32" text:outline-level="2"><text:bookmark-start text:name="__RefHeading___Toc332_1337021583"/>3.4 Héritage<text:bookmark-end text:name="__RefHeading___Toc332_1337021583"/></text:h>
      <text:p text:style-name="P10"/>
      <text:h text:style-name="Heading_20_3" text:outline-level="3"><text:bookmark-start text:name="__RefHeading___Toc334_1337021583"/>3.4.1 Propagation<text:bookmark-end text:name="__RefHeading___Toc334_1337021583"/></text:h>
      <text:h text:style-name="Heading_20_3" text:outline-level="3"><text:bookmark-start text:name="__RefHeading___Toc336_1337021583"/>3.4.2 Propriétés hérités<text:bookmark-end text:name="__RefHeading___Toc336_1337021583"/></text:h>
      <text:p text:style-name="P10"/>
      <text:p text:style-name="P10"/>
      <text:p text:style-name="P10"><text:tab/></text:p>
      <text:h text:style-name="P32" text:outline-level="2"><text:bookmark-start text:name="__RefHeading___Toc338_1337021583"/>3.5 <text:span text:style-name="T15">Priorité</text:span><text:bookmark-end text:name="__RefHeading___Toc338_1337021583"/></text:h>
      <text:p text:style-name="Text_20_body"/>
      <text:p text:style-name="P21">3.5.1 Collision</text:p>
      <text:p text:style-name="P21">3.5.2 Ordre</text:p>
      <text:p text:style-name="P21">3.5.3 Spécificité (100,10,1)</text:p>
      <text:p text:style-name="P21">3.5.4 Bonnes pratiques</text:p>
      <text:p text:style-name="P22"/>
      <text:h text:style-name="P32" text:outline-level="2"><text:bookmark-start text:name="__RefHeading___Toc340_1337021583"/>3.6 Couleurs<text:bookmark-end text:name="__RefHeading___Toc340_1337021583"/></text:h>
      <text:p text:style-name="P23"/>
      <text:p text:style-name="P23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c7125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idnightblue_7e_LT_7e_Gliederung_20_1" style:display-name="Midnightblue~LT~Gliederung 1" style:family="paragraph" style:default-outline-level="">
      <style:paragraph-properties fo:margin-top="0in" fo:margin-bottom="0.13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top="0in" fo:margin-bottom="0.1571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top="0in" fo:margin-bottom="0.1173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top="0in" fo:margin-bottom="0.078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top="0in" fo:margin-bottom="0.0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top="0in" fo:margin-bottom="0.0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top="0in" fo:margin-bottom="0.0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top="0in" fo:margin-bottom="0.0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top="0in" fo:margin-bottom="0.0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text-align="center" style:justify-single-word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Tahoma" style:font-family-asian="Tahoma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Tahoma" style:font-family-asian="Tahoma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3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1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73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fo:line-height="150%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fo:line-height="150%" fo:text-indent="0.2362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Gliederung_20_1" style:display-name="Midnightblue1~LT~Gliederung 1" style:family="paragraph" style:default-outline-level="">
      <style:paragraph-properties fo:margin-top="0in" fo:margin-bottom="0.1327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 style:default-outline-level="">
      <style:paragraph-properties fo:margin-top="0in" fo:margin-bottom="0.1571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 style:default-outline-level="">
      <style:paragraph-properties fo:margin-top="0in" fo:margin-bottom="0.1173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 style:default-outline-level="">
      <style:paragraph-properties fo:margin-top="0in" fo:margin-bottom="0.078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 style:default-outline-level="">
      <style:paragraph-properties fo:margin-top="0in" fo:margin-bottom="0.039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 style:default-outline-level="">
      <style:paragraph-properties fo:margin-top="0in" fo:margin-bottom="0.039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 style:default-outline-level="">
      <style:paragraph-properties fo:margin-top="0in" fo:margin-bottom="0.039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 style:default-outline-level="">
      <style:paragraph-properties fo:margin-top="0in" fo:margin-bottom="0.039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 style:default-outline-level="">
      <style:paragraph-properties fo:margin-top="0in" fo:margin-bottom="0.039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Titel" style:display-name="Midnightblue1~LT~Titel" style:family="paragraph" style:default-outline-level="">
      <style:paragraph-properties fo:line-height="150%" fo:text-align="center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 style:default-outline-level="">
      <style:paragraph-properties fo:margin-left="0.2362in" fo:margin-right="0in" fo:text-indent="-0.2362in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 style:default-outline-level=""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Tahoma" style:font-family-asian="Tahoma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1_7e_LT_7e_Hintergrund" style:display-name="Midnightblue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idnightblue2_7e_LT_7e_Gliederung_20_1" style:display-name="Midnightblue2~LT~Gliederung 1" style:family="paragraph" style:default-outline-level="">
      <style:paragraph-properties fo:margin-top="0in" fo:margin-bottom="0.1209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 style:default-outline-level="">
      <style:paragraph-properties fo:margin-top="0in" fo:margin-bottom="0.1571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 style:default-outline-level="">
      <style:paragraph-properties fo:margin-top="0in" fo:margin-bottom="0.1173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 style:default-outline-level="">
      <style:paragraph-properties fo:margin-top="0in" fo:margin-bottom="0.078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 style:default-outline-level="">
      <style:paragraph-properties fo:margin-top="0in" fo:margin-bottom="0.039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 style:default-outline-level="">
      <style:paragraph-properties fo:margin-top="0in" fo:margin-bottom="0.039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 style:default-outline-level="">
      <style:paragraph-properties fo:margin-top="0in" fo:margin-bottom="0.039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 style:default-outline-level="">
      <style:paragraph-properties fo:margin-top="0in" fo:margin-bottom="0.039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 style:default-outline-level="">
      <style:paragraph-properties fo:margin-top="0in" fo:margin-bottom="0.039in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Titel" style:display-name="Midnightblue2~LT~Titel" style:family="paragraph" style:default-outline-level="">
      <style:paragraph-properties style:line-height-at-least="0.139in" fo:text-align="center" style:justify-single-word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 style:default-outline-level=""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Tahoma" style:font-family-asian="Tahoma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2_7e_LT_7e_Hintergrund" style:display-name="Midnightblue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idnightblue_5f__7e_LT_7e_Gliederung_20_1" style:display-name="Midnightblue_~LT~Gliederung 1" style:family="paragraph" style:default-outline-level="">
      <style:paragraph-properties fo:margin-top="0in" fo:margin-bottom="0.1953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5f__7e_LT_7e_Gliederung_20_2" style:display-name="Midnightblue_~LT~Gliederung 2" style:family="paragraph" style:parent-style-name="Midnightblue_5f__7e_LT_7e_Gliederung_20_1" style:default-outline-level="">
      <style:paragraph-properties fo:margin-top="0in" fo:margin-bottom="0.1563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5f__7e_LT_7e_Gliederung_20_3" style:display-name="Midnightblue_~LT~Gliederung 3" style:family="paragraph" style:parent-style-name="Midnightblue_5f__7e_LT_7e_Gliederung_20_2" style:default-outline-level="">
      <style:paragraph-properties fo:margin-top="0in" fo:margin-bottom="0.1165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5f__7e_LT_7e_Gliederung_20_4" style:display-name="Midnightblue_~LT~Gliederung 4" style:family="paragraph" style:parent-style-name="Midnightblue_5f__7e_LT_7e_Gliederung_20_3" style:default-outline-level="">
      <style:paragraph-properties fo:margin-top="0in" fo:margin-bottom="0.078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5f__7e_LT_7e_Gliederung_20_5" style:display-name="Midnightblue_~LT~Gliederung 5" style:family="paragraph" style:parent-style-name="Midnightblue_5f__7e_LT_7e_Gliederung_20_4" style:default-outline-level="">
      <style:paragraph-properties fo:margin-top="0in" fo:margin-bottom="0.0382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5f__7e_LT_7e_Gliederung_20_6" style:display-name="Midnightblue_~LT~Gliederung 6" style:family="paragraph" style:parent-style-name="Midnightblue_5f__7e_LT_7e_Gliederung_20_5" style:default-outline-level="">
      <style:paragraph-properties fo:margin-top="0in" fo:margin-bottom="0.0382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5f__7e_LT_7e_Gliederung_20_7" style:display-name="Midnightblue_~LT~Gliederung 7" style:family="paragraph" style:parent-style-name="Midnightblue_5f__7e_LT_7e_Gliederung_20_6" style:default-outline-level="">
      <style:paragraph-properties fo:margin-top="0in" fo:margin-bottom="0.0382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5f__7e_LT_7e_Gliederung_20_8" style:display-name="Midnightblue_~LT~Gliederung 8" style:family="paragraph" style:parent-style-name="Midnightblue_5f__7e_LT_7e_Gliederung_20_7" style:default-outline-level="">
      <style:paragraph-properties fo:margin-top="0in" fo:margin-bottom="0.0382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5f__7e_LT_7e_Gliederung_20_9" style:display-name="Midnightblue_~LT~Gliederung 9" style:family="paragraph" style:parent-style-name="Midnightblue_5f__7e_LT_7e_Gliederung_20_8" style:default-outline-level="">
      <style:paragraph-properties fo:margin-top="0in" fo:margin-bottom="0.0382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5f__7e_LT_7e_Titel" style:display-name="Midnightblue_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5f__7e_LT_7e_Untertitel" style:display-name="Midnightblue_~LT~Untertitel" style:family="paragraph" style:default-outline-level="">
      <style:paragraph-properties fo:text-align="center" style:justify-single-word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5f__7e_LT_7e_Notizen" style:display-name="Midnightblue_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5f__7e_LT_7e_Hintergrundobjekte" style:display-name="Midnightblue_~LT~Hintergrundobjekte" style:family="paragraph" style:default-outline-level=""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Tahoma" style:font-family-asian="Tahoma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_5f__7e_LT_7e_Hintergrund" style:display-name="Midnightblue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idnightblue_5f__5f__7e_LT_7e_Gliederung_20_1" style:display-name="Midnightblue__~LT~Gliederung 1" style:family="paragraph" style:default-outline-level="">
      <style:paragraph-properties fo:margin-top="0in" fo:margin-bottom="0.1953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5f__5f__7e_LT_7e_Gliederung_20_2" style:display-name="Midnightblue__~LT~Gliederung 2" style:family="paragraph" style:parent-style-name="Midnightblue_5f__5f__7e_LT_7e_Gliederung_20_1" style:default-outline-level="">
      <style:paragraph-properties fo:margin-top="0in" fo:margin-bottom="0.1563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Midnightblue_5f__5f__7e_LT_7e_Gliederung_20_3" style:display-name="Midnightblue__~LT~Gliederung 3" style:family="paragraph" style:parent-style-name="Midnightblue_5f__5f__7e_LT_7e_Gliederung_20_2" style:default-outline-level="">
      <style:paragraph-properties fo:margin-top="0in" fo:margin-bottom="0.1165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Midnightblue_5f__5f__7e_LT_7e_Gliederung_20_4" style:display-name="Midnightblue__~LT~Gliederung 4" style:family="paragraph" style:parent-style-name="Midnightblue_5f__5f__7e_LT_7e_Gliederung_20_3" style:default-outline-level="">
      <style:paragraph-properties fo:margin-top="0in" fo:margin-bottom="0.078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Midnightblue_5f__5f__7e_LT_7e_Gliederung_20_5" style:display-name="Midnightblue__~LT~Gliederung 5" style:family="paragraph" style:parent-style-name="Midnightblue_5f__5f__7e_LT_7e_Gliederung_20_4" style:default-outline-level="">
      <style:paragraph-properties fo:margin-top="0in" fo:margin-bottom="0.0382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Midnightblue_5f__5f__7e_LT_7e_Gliederung_20_6" style:display-name="Midnightblue__~LT~Gliederung 6" style:family="paragraph" style:parent-style-name="Midnightblue_5f__5f__7e_LT_7e_Gliederung_20_5" style:default-outline-level="">
      <style:paragraph-properties fo:margin-top="0in" fo:margin-bottom="0.0382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Midnightblue_5f__5f__7e_LT_7e_Gliederung_20_7" style:display-name="Midnightblue__~LT~Gliederung 7" style:family="paragraph" style:parent-style-name="Midnightblue_5f__5f__7e_LT_7e_Gliederung_20_6" style:default-outline-level="">
      <style:paragraph-properties fo:margin-top="0in" fo:margin-bottom="0.0382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Midnightblue_5f__5f__7e_LT_7e_Gliederung_20_8" style:display-name="Midnightblue__~LT~Gliederung 8" style:family="paragraph" style:parent-style-name="Midnightblue_5f__5f__7e_LT_7e_Gliederung_20_7" style:default-outline-level="">
      <style:paragraph-properties fo:margin-top="0in" fo:margin-bottom="0.0382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Midnightblue_5f__5f__7e_LT_7e_Gliederung_20_9" style:display-name="Midnightblue__~LT~Gliederung 9" style:family="paragraph" style:parent-style-name="Midnightblue_5f__5f__7e_LT_7e_Gliederung_20_8" style:default-outline-level="">
      <style:paragraph-properties fo:margin-top="0in" fo:margin-bottom="0.0382in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Midnightblue_5f__5f__7e_LT_7e_Titel" style:display-name="Midnightblue__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5f__5f__7e_LT_7e_Untertitel" style:display-name="Midnightblue__~LT~Untertitel" style:family="paragraph" style:default-outline-level="">
      <style:paragraph-properties fo:text-align="center" style:justify-single-word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5f__5f__7e_LT_7e_Notizen" style:display-name="Midnightblue__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idnightblue_5f__5f__7e_LT_7e_Hintergrundobjekte" style:display-name="Midnightblue__~LT~Hintergrundobjekte" style:family="paragraph" style:default-outline-level=""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Tahoma" style:font-family-asian="Tahoma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Midnightblue_5f__5f__7e_LT_7e_Hintergrund" style:display-name="Midnightblue_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0:18:55.961814123</meta:creation-date>
    <dc:date>2021-10-18T16:31:45.349304984</dc:date>
    <meta:editing-duration>PT6H19M39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18" meta:paragraph-count="166" meta:word-count="487" meta:character-count="2895" meta:non-whitespace-character-count="2513"/>
  </office:meta>
</office:document-meta>
</file>